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italic">Gini</mi>
        <mo stretchy="false">=</mo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stretchy="false">(</mo>
              <mrow>
                <mfrac bevelled="true">
                  <mrow>
                    <mo fence="true" stretchy="true">|</mo>
                    <mrow>
                      <msub>
                        <mi>D</mi>
                        <mi>i</mi>
                      </msub>
                    </mrow>
                    <mo fence="true" stretchy="true">|</mo>
                  </mrow>
                  <mrow>
                    <mo fence="true" stretchy="true">|</mo>
                    <mrow>
                      <mi>D</mi>
                    </mrow>
                    <mo fence="true" stretchy="true">|</mo>
                  </mrow>
                </mfrac>
              </mrow>
              <mo fence="true" stretchy="false">)</mo>
            </mrow>
          </mrow>
          <mo stretchy="false">⋅</mo>
          <mi mathvariant="italic">Entropy</mi>
        </mrow>
      </mrow>
      <mrow>
        <mo fence="true" stretchy="false">(</mo>
        <mrow>
          <msub>
            <mi>D</mi>
            <mi>i</mi>
          </msub>
        </mrow>
        <mo fence="true" stretchy="false">)</mo>
      </mrow>
    </mrow>
    <annotation encoding="StarMath 5.0">Gini = sum from{ i = 0 } to{ n } (abs{ D_i } wideslash { abs{D} }) cdot Entropy( D_i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7:31:48.787062535</meta:creation-date>
    <dc:date>2016-08-25T17:33:20.143701383</dc:date>
    <meta:editing-duration>PT1M33S</meta:editing-duration>
    <meta:editing-cycles>1</meta:editing-cycles>
    <meta:generator>LibreOffice/4.3.3.2$Linux_X86_64 LibreOffice_project/430m0$Build-2</meta:generator>
  </office:meta>
</office:document-meta>
</file>